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e5e0b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style:snap-to-layout-grid="false"/>
      <style:text-properties officeooo:rsid="000e0dfc" officeooo:paragraph-rsid="000e5e0b"/>
    </style:style>
    <style:style style:name="P9" style:family="paragraph" style:parent-style-name="Standard">
      <style:paragraph-properties style:snap-to-layout-grid="false"/>
      <style:text-properties officeooo:rsid="000e5e0b" officeooo:paragraph-rsid="000e5e0b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e5e0b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0e5e0b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P16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e5e0b" officeooo:paragraph-rsid="000e5e0b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5e0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e5e0b" style:font-weight-asian="normal" style:font-weight-complex="normal"/>
    </style:style>
    <style:style style:name="T4" style:family="text">
      <style:text-properties fo:font-weight="normal" officeooo:rsid="00106586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7" style:family="text">
      <style:text-properties style:use-window-font-color="true" style:font-name="Times New Roman" officeooo:rsid="000e5e0b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officeooo:rsid="00088ef7"/>
    </style:style>
    <style:style style:name="T11" style:family="text">
      <style:text-properties style:use-window-font-color="true" style:font-name="Times New Roman" officeooo:rsid="00106586"/>
    </style:style>
    <style:style style:name="T12" style:family="text">
      <style:text-properties officeooo:rsid="000e5e0b"/>
    </style:style>
    <style:style style:name="T13" style:family="text">
      <style:text-properties officeooo:rsid="000e0dfc"/>
    </style:style>
    <style:style style:name="T14" style:family="text">
      <style:text-properties officeooo:rsid="001090d9"/>
    </style:style>
    <style:style style:name="T15" style:family="text">
      <style:text-properties officeooo:rsid="00127d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Eliminar</text:span><text:span text:style-name="T2"> </text:span><text:span text:style-name="T4">R</text:span><text:span text:style-name="T2">ol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A.03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0">Administrador de </text:span></text:span><text:span text:style-name="UC_5f_NormalAzul_20_Car"><text:span text:style-name="T11">S</text:span></text:span><text:span text:style-name="UC_5f_NormalAzul_20_Car"><text:span text:style-name="T10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5"> </text:span></text:span><text:span text:style-name="UC_5f_NormalAzul_20_Car"><text:span text:style-name="T7">Eliminar un rol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8">Pre-</text:span></text:span><text:span text:style-name="UC_5f_NormalAzul_20_Car"><text:span text:style-name="T9">C</text:span></text:span><text:span text:style-name="UC_5f_NormalAzul_20_Car"><text:span text:style-name="T8">ondiciones:</text:span></text:span><text:span text:style-name="UC_5f_NormalAzul_20_Car"><text:span text:style-name="T5"> </text:span></text:span><text:span text:style-name="UC_5f_NormalAzul_20_Car"><text:span text:style-name="T6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2">El rol es eliminado del sistema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8">1.<text:span text:style-name="T12">S</text:span>elecciona <text:span text:style-name="T15">opción</text:span> <text:span text:style-name="T12">Eliminar.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9">2.Pide <text:span text:style-name="T15">confirmación.</text:span></text:p>
          </table:table-cell>
        </table:table-row>
        <table:table-row table:style-name="Table1.4">
          <table:table-cell table:style-name="Table1.A5" office:value-type="string">
            <text:p text:style-name="P13">3.C<text:span text:style-name="T13">onfirma la operación.</text:span>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3"/>
          </table:table-cell>
          <table:table-cell table:style-name="Table1.B5" office:value-type="string">
            <text:p text:style-name="P9">4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770216471695110965" text:style-name="WW8Num8">
              <text:list-item>
                <text:p text:style-name="P16">Cancelar.</text:p>
                <text:p text:style-name="P17">En el paso <text:span text:style-name="T12">3</text:span>, se selecciona la <text:span text:style-name="T15">opción</text:span> Cancelar, se vuelve a <text:span text:style-name="T14">A</text:span>dministrar <text:span text:style-name="T14">R</text:span>ol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12">4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2">Administrar Rol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38 al RF42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4</meta:editing-cycles>
    <meta:editing-duration>PT34M47S</meta:editing-duration>
    <dc:date>2014-03-16T19:34:42.99787051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28" meta:character-count="856" meta:non-whitespace-character-count="749"/>
  </office:meta>
</office:document-meta>
</file>